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26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date-style style:name="N10123" number:language="en" number:country="US">
      <number:month number:textual="true"/>
      <number:text>-</number:text>
      <number:year/>
    </number:date-style>
    <number:date-style style:name="N10151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5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8-01T00:51:59.318872190</dc:date>
    <meta:editing-duration>PT7H1M52S</meta:editing-duration>
    <meta:editing-cycles>20</meta:editing-cycles>
    <meta:document-statistic meta:table-count="3" meta:cell-count="3889" meta:object-count="0"/>
  </office:meta>
</office:document-meta>
</file>